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00cd7d" officeooo:paragraph-rsid="0001d811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style="normal" fo:font-weight="bold" officeooo:rsid="0000cd7d" officeooo:paragraph-rsid="0001d811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00cd7d" officeooo:paragraph-rsid="0001d811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style="normal" fo:font-weight="bold" officeooo:rsid="00027848" officeooo:paragraph-rsid="00027848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27848" officeooo:paragraph-rsid="00027848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Лабораторная работа №2</text:p>
      <text:p text:style-name="P2"/>
      <text:p text:style-name="P4">Задания:</text:p>
      <text:p text:style-name="P5">1. Найти расстояние между двумя точками с заданными координатами (x1, y1) и (x2, y2)</text:p>
      <text:p text:style-name="P6">2. Даны три точки A, B, C на числовой оси. Найти длины отрезков AC</text:p>
      <text:p text:style-name="P6">и BC и их сумму.</text:p>
      <text:p text:style-name="P6">3. Даны три точки A, B, C на числовой оси. Точка C расположена</text:p>
      <text:p text:style-name="P6">между точками A и B. Найти произведение длин отрезков AC и BC</text:p>
      <text:p text:style-name="P6">4. Даны координаты двух противоположных вершин прямоугольника:</text:p>
      <text:p text:style-name="P6">(x1, y1), (x2, y2). Стороны прямоугольника параллельны осям координат.</text:p>
      <text:p text:style-name="P6">Найти периметр и площадь данного прямоугольника.</text:p>
      <text:p text:style-name="P6">5. Даны координаты трех вершин треугольника: (x1, y1), (x2, y2), (x3, y3). Найти его периметр и площадь</text:p>
      <text:p text:style-name="P4"/>
      <text:p text:style-name="P3">№1</text:p>
      <text:p text:style-name="P1"/>
      <text:p text:style-name="P1">#include &lt;iostream&gt;</text:p>
      <text:p text:style-name="P1">#include &lt;locale.h&gt;</text:p>
      <text:p text:style-name="P1">#include&lt;cmath&gt;</text:p>
      <text:p text:style-name="P1">using namespace std;</text:p>
      <text:p text:style-name="P1"/>
      <text:p text:style-name="P1">int main() {</text:p>
      <text:p text:style-name="P1"><text:tab/>setlocale(LC_ALL, "Russian");</text:p>
      <text:p text:style-name="P1"><text:tab/>float <text:s/>x1,y1,x2,y2,r;</text:p>
      <text:p text:style-name="P1"/>
      <text:p text:style-name="P1"><text:tab/>cout &lt;&lt; "Введите x1,y1: ";</text:p>
      <text:p text:style-name="P1"><text:tab/>cin &gt;&gt; x1 &gt;&gt; y1;</text:p>
      <text:p text:style-name="P1"><text:tab/>cout &lt;&lt; "Введите x2,y2: ";</text:p>
      <text:p text:style-name="P1"><text:tab/>cin &gt;&gt; x2 &gt;&gt; y2;</text:p>
      <text:p text:style-name="P1"><text:tab/>r = sqrt(pow(abs(x2 - x1), 2) + pow(abs(y2 - y1), 2));</text:p>
      <text:p text:style-name="P1"><text:tab/>cout &lt;&lt; "Расстояние между точками (" &lt;&lt; x1 &lt;&lt; "," &lt;&lt; y1 &lt;&lt; ") и ("</text:p>
      <text:p text:style-name="P1"><text:tab/><text:tab/>&lt;&lt; x2 &lt;&lt; ", " &lt;&lt; y2 &lt;&lt; ") равно " &lt;&lt; r;</text:p>
      <text:p text:style-name="P1"/>
      <text:p text:style-name="P1"><text:tab/></text:p>
      <text:p text:style-name="P1"><text:tab/>return 0;</text:p>
      <text:p text:style-name="P1">}</text:p>
      <text:p text:style-name="P3">№2</text:p>
      <text:p text:style-name="P1"/>
      <text:p text:style-name="P1"><text:soft-page-break/>#include &lt;iostream&gt;</text:p>
      <text:p text:style-name="P1">#include &lt;locale.h&gt;</text:p>
      <text:p text:style-name="P1">using namespace std;</text:p>
      <text:p text:style-name="P1"/>
      <text:p text:style-name="P1">int main() {</text:p>
      <text:p text:style-name="P1"><text:tab/>setlocale(LC_ALL, "Russian");</text:p>
      <text:p text:style-name="P1"><text:tab/>float <text:s/>A, B, C, AC, BC, sum;</text:p>
      <text:p text:style-name="P1"/>
      <text:p text:style-name="P1"><text:tab/>cout &lt;&lt; "Введите точку А: <text:s/>";</text:p>
      <text:p text:style-name="P1"><text:tab/>cin &gt;&gt; A;</text:p>
      <text:p text:style-name="P1"><text:tab/>cout &lt;&lt; "Введите точку В: <text:s/>";</text:p>
      <text:p text:style-name="P1"><text:tab/>cin &gt;&gt; B;</text:p>
      <text:p text:style-name="P1"><text:tab/>cout &lt;&lt; "Введите точку С: <text:s/>";</text:p>
      <text:p text:style-name="P1"><text:tab/>cin &gt;&gt; C;</text:p>
      <text:p text:style-name="P1"><text:tab/></text:p>
      <text:p text:style-name="P1"><text:tab/>AC = abs(C - A);</text:p>
      <text:p text:style-name="P1"><text:tab/>BC = abs(C - B);</text:p>
      <text:p text:style-name="P1"><text:tab/>sum = AC + BC;</text:p>
      <text:p text:style-name="P1"><text:tab/>cout &lt;&lt; "Длина отрезка АС: " &lt;&lt; AC &lt;&lt; '\n';</text:p>
      <text:p text:style-name="P1"><text:tab/>cout &lt;&lt; "Длина отрезка ВС: " &lt;&lt; BC &lt;&lt; '\n';</text:p>
      <text:p text:style-name="P1"><text:tab/>cout &lt;&lt; "Сумма длин двух отрезков: " &lt;&lt; sum;</text:p>
      <text:p text:style-name="P1"><text:tab/>return 0;</text:p>
      <text:p text:style-name="P1">}</text:p>
      <text:p text:style-name="P1"/>
      <text:p text:style-name="P3">№3</text:p>
      <text:p text:style-name="P1"/>
      <text:p text:style-name="P1">#include &lt;iostream&gt;</text:p>
      <text:p text:style-name="P1">#include &lt;locale.h&gt;</text:p>
      <text:p text:style-name="P1">using namespace std;</text:p>
      <text:p text:style-name="P1"/>
      <text:p text:style-name="P1">int main() {</text:p>
      <text:p text:style-name="P1"><text:tab/>setlocale(LC_ALL, "Russian");</text:p>
      <text:p text:style-name="P1"><text:tab/>float <text:s/>A, B, C, AC, BC, Pr;</text:p>
      <text:p text:style-name="P1"/>
      <text:p text:style-name="P1"><text:tab/>cout &lt;&lt; "Введите точку А: <text:s/>";</text:p>
      <text:p text:style-name="P1"><text:tab/>cin &gt;&gt; A;</text:p>
      <text:p text:style-name="P1"><text:tab/>cout &lt;&lt; "Введите точку В: <text:s/>";</text:p>
      <text:p text:style-name="P1"><text:tab/>cin &gt;&gt; B;</text:p>
      <text:p text:style-name="P1"><text:tab/>cout &lt;&lt; "Введите точку С: <text:s/>";</text:p>
      <text:p text:style-name="P1"><text:tab/>cin &gt;&gt; C;</text:p>
      <text:p text:style-name="P1"><text:tab/>if (C &gt; A and C &lt; B) {</text:p>
      <text:p text:style-name="P1"><text:tab/><text:tab/>AC = abs(C - A);</text:p>
      <text:p text:style-name="P1"><text:tab/><text:tab/>BC = abs(C - B);</text:p>
      <text:p text:style-name="P1"><text:tab/><text:tab/>Pr = AC * BC;</text:p>
      <text:p text:style-name="P1"><text:tab/><text:tab/>cout &lt;&lt; "Длина отрезка АС: " &lt;&lt; AC &lt;&lt; '\n';</text:p>
      <text:p text:style-name="P1"><text:tab/><text:tab/>cout &lt;&lt; "Длина отрезка ВС: " &lt;&lt; BC &lt;&lt; '\n';</text:p>
      <text:p text:style-name="P1"><text:tab/><text:tab/>cout &lt;&lt; "Произведение длин двух отрезков: " &lt;&lt; Pr;</text:p>
      <text:p text:style-name="P1"><text:tab/>}</text:p>
      <text:p text:style-name="P1"><text:tab/>else</text:p>
      <text:p text:style-name="P1"><text:soft-page-break/><text:tab/><text:tab/>cout &lt;&lt; "Точка С не находится между точками А и В";</text:p>
      <text:p text:style-name="P1"><text:tab/></text:p>
      <text:p text:style-name="P1"><text:tab/>return 0;</text:p>
      <text:p text:style-name="P1">}</text:p>
      <text:p text:style-name="P1"/>
      <text:p text:style-name="P3">№4</text:p>
      <text:p text:style-name="P1"/>
      <text:p text:style-name="P1">#include &lt;iostream&gt;</text:p>
      <text:p text:style-name="P1">#include &lt;locale.h&gt;</text:p>
      <text:p text:style-name="P1">#include&lt;cmath&gt;</text:p>
      <text:p text:style-name="P1">using namespace std;</text:p>
      <text:p text:style-name="P1"/>
      <text:p text:style-name="P1">int main() {</text:p>
      <text:p text:style-name="P1"><text:tab/>setlocale(LC_ALL, "Russian");</text:p>
      <text:p text:style-name="P1"><text:tab/>float <text:s/>x1, y1, x2, y2, a,b,P,S;</text:p>
      <text:p text:style-name="P1"/>
      <text:p text:style-name="P1"><text:tab/>cout &lt;&lt; "Введите x1,y1: ";</text:p>
      <text:p text:style-name="P1"><text:tab/>cin &gt;&gt; x1 &gt;&gt; y1;</text:p>
      <text:p text:style-name="P1"><text:tab/>cout &lt;&lt; "Введите x2,y2: ";</text:p>
      <text:p text:style-name="P1"><text:tab/>cin &gt;&gt; x2 &gt;&gt; y2;</text:p>
      <text:p text:style-name="P1"><text:tab/>a = abs(x2 - x1);</text:p>
      <text:p text:style-name="P1"><text:tab/>b= abs(y2 - y1);</text:p>
      <text:p text:style-name="P1"><text:tab/>P = (a + b) * 2;</text:p>
      <text:p text:style-name="P1"><text:tab/>S = a * b;</text:p>
      <text:p text:style-name="P1"><text:tab/>cout &lt;&lt; "Периметр прямоугольника: " &lt;&lt; P &lt;&lt; '\n';</text:p>
      <text:p text:style-name="P1"><text:tab/>cout &lt;&lt; "Площадь прямоугольника: " &lt;&lt; S;</text:p>
      <text:p text:style-name="P1"/>
      <text:p text:style-name="P1"/>
      <text:p text:style-name="P1"><text:tab/>return 0;</text:p>
      <text:p text:style-name="P1">}</text:p>
      <text:p text:style-name="P3">№5</text:p>
      <text:p text:style-name="P1"/>
      <text:p text:style-name="P1">#include &lt;iostream&gt;</text:p>
      <text:p text:style-name="P1">#include &lt;locale.h&gt;</text:p>
      <text:p text:style-name="P1">#include&lt;cmath&gt;</text:p>
      <text:p text:style-name="P1">using namespace std;</text:p>
      <text:p text:style-name="P1"/>
      <text:p text:style-name="P1">int main() {</text:p>
      <text:p text:style-name="P1"><text:tab/>setlocale(LC_ALL, "Russian");</text:p>
      <text:p text:style-name="P1"><text:tab/>float <text:s/>x1, y1, x2, y2, x3,y3,a,b,c,P,S;</text:p>
      <text:p text:style-name="P1"/>
      <text:p text:style-name="P1"><text:tab/>cout &lt;&lt; "Введите x1,y1: ";</text:p>
      <text:p text:style-name="P1"><text:tab/>cin &gt;&gt; x1 &gt;&gt; y1;</text:p>
      <text:p text:style-name="P1"><text:tab/>cout &lt;&lt; "Введите x2,y2: ";</text:p>
      <text:p text:style-name="P1"><text:tab/>cin &gt;&gt; x2 &gt;&gt; y2;</text:p>
      <text:p text:style-name="P1"><text:tab/>cout &lt;&lt; "Введите х3,у3: ";</text:p>
      <text:p text:style-name="P1"><text:tab/>cin &gt;&gt; x3 &gt;&gt; y3;</text:p>
      <text:p text:style-name="P1"><text:tab/>a = sqrt(pow(abs(x2 - x1), 2) + pow(abs(y2 - y1), 2));</text:p>
      <text:p text:style-name="P1"><text:tab/>b = sqrt(pow(abs(x3 - x2), 2) + pow(abs(y3 - y2), 2));</text:p>
      <text:p text:style-name="P1"><text:soft-page-break/><text:tab/>c = sqrt(pow(abs(x3 - x1), 2) + pow(abs(y3 - y1), 2));</text:p>
      <text:p text:style-name="P1"><text:tab/>P = a + b + c;</text:p>
      <text:p text:style-name="P1"><text:tab/>S = sqrt(P / 2 * (P / 2 - a) * (P / 2 - b) * (P / 2 - c));</text:p>
      <text:p text:style-name="P1"><text:tab/>cout &lt;&lt; "Периметр треугольника: " &lt;&lt; P &lt;&lt; '\n';</text:p>
      <text:p text:style-name="P1"><text:tab/>cout &lt;&lt; "Площадь треугольника: " &lt;&lt; S;</text:p>
      <text:p text:style-name="P1"/>
      <text:p text:style-name="P1"><text:tab/></text:p>
      <text:p text:style-name="P1"/>
      <text:p text:style-name="P1"/>
      <text:p text:style-name="P1"><text:tab/>return 0;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4:39:51.610000000</dc:date>
    <meta:editing-duration>PT5M53S</meta:editing-duration>
    <meta:editing-cycles>2</meta:editing-cycles>
    <meta:document-statistic meta:table-count="0" meta:image-count="0" meta:object-count="0" meta:page-count="4" meta:paragraph-count="121" meta:word-count="602" meta:character-count="3016" meta:non-whitespace-character-count="2435"/>
  </office:meta>
</office:document-meta>
</file>